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20de" officeooo:paragraph-rsid="00082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nake_labyrinth projec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9:15:49.760714498</meta:creation-date>
    <dc:date>2023-01-31T19:17:20.436264779</dc:date>
    <meta:editing-duration>PT1M31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7.4.5.1$Linux_X86_64 LibreOffice_project/40$Build-1</meta:generator>
  </office:meta>
</office:document-meta>
</file>